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SendMessag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SendMessage</text:h>
                    <text:list>
                        <text:list-item>
                            <text:h text:style-name="Heading_20_2" text:outline-level="2">Description</text:h>
                        </text:list-item>
                    </text:list>
                </text:list-item>
            </text:list>

            <text:p text:style-name="Standard">Sends a message from Flow to a running Python script.</text:p>

            
                <text:list xml:id="list_PythonSendMessage2" text:continue-numbering="true" text:continue-list="list_PythonSendMess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SendMessage6"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he handle obtained during the execution of the <text:span text:style-name="T1">PythonRun</text:span> action is used to determine which script we want to send the message to, since multiple scripts can be executed at the same time.</text:p>,
                                            <text:list xml:id="list_PythonSendMessage7" text:continue-numbering="true" text:continue-list="list_PythonSendMessage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Message to be sen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SendMessage8" text:continue-numbering="true" text:continue-list="list_PythonSendMessag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SendMessage9" text:continue-numbering="true" text:continue-list="list_PythonSendMessag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ythonSendMessage10" text:continue-numbering="true" text:continue-list="list_PythonSendMessag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ythonSendMessage11" text:continue-numbering="true" text:continue-list="list_PythonSendMessag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SendMessage12" text:continue-numbering="true" text:continue-list="list_PythonSendMessag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PythonSendMessage3" text:continue-numbering="true" text:continue-list="list_PythonSendMessage2" text:style-name="Outline">
                    <text:list-item>
                        <text:list>
                            <text:list-item>
                                <text:h text:style-name="Heading_20_2" text:outline-level="2">Inputs</text:h>
                            </text:list-item>
                        </text:list>
                    </text:list-item>
                </text:list>

                
                            <text:list xml:id="list_PythonSendMessag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PythonSendMessage14"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he handle can also be passed through this input. If the handle is obtained in some other way, e.g. from a variable via the <text:span text:style-name="backtick">Handle</text:span> property, then this input can be removed in the "Flow - Inputs" section.</text:p>

            
                <text:list xml:id="list_PythonSendMessage4" text:continue-numbering="true" text:continue-list="list_PythonSendMessage3" text:style-name="Outline">
                    <text:list-item>
                        <text:list>
                            <text:list-item>
                                <text:h text:style-name="Heading_20_2" text:outline-level="2">Outputs</text:h>
                            </text:list-item>
                        </text:list>
                    </text:list-item>
                </text:list>

                
                            <text:list xml:id="list_PythonSendMessag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PythonSendMessage5" text:continue-numbering="true" text:continue-list="list_PythonSendMessage4" text:style-name="Outline">
                        <text:list-item>
                            <text:list>
                                <text:list-item>
                                    <text:h text:style-name="Heading_20_2" text:outline-level="2">Examples</text:h>
                                </text:list-item>
                            </text:list>
                        </text:list-item>
                    </text:list>
                    <text:p text:style-name="Standard"/>
                    
                    <text:list xml:id="list_PythonSendMessage16" text:style-name="List_20_1">
                        
                        <text:list-item>
                            <text:p text:style-name="List_20_1_20_Start">
                                <text:span text:style-name="T1">Chart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